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ray.filter</text:p>
      <text:p text:style-name="P1"/>
      <text:p text:style-name="P2">O que o filter traz de novo é que, em vez de retornar apenas um elemento do array, ele retornará outro array com todos os elementos que satisfaçam à condição verificada pela função.</text:p>
      <text:p text:style-name="P2"/>
      <text:p text:style-name="P2">const numbers = [19, 21, 30, 3, 45, 22, 15];</text:p>
      <text:p text:style-name="P2"/>
      <text:p text:style-name="P2">const verifyEven = (number) =&gt; number % 2 === 0;</text:p>
      <text:p text:style-name="P2"/>
      <text:p text:style-name="P2">const isEven = numbers.filter(verifyEven);</text:p>
      <text:p text:style-name="P2"/>
      <text:p text:style-name="P2">console.log(isEven); // [ 30, 22 ]</text:p>
      <text:p text:style-name="P2"/>
      <text:p text:style-name="P2">// Outra forma de ser realizada sem a necessidade de criar uma nova função.</text:p>
      <text:p text:style-name="P2">const isEven2 = numbers.filter((number) =&gt; number % 2 === 0);</text:p>
      <text:p text:style-name="P2"/>
      <text:p text:style-name="P2">console.log(isEven2); // [ 30, 22 ]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9T23:24:49.726933358</meta:creation-date>
    <meta:generator>LibreOffice/6.4.7.2$Linux_X86_64 LibreOffice_project/40$Build-2</meta:generator>
    <dc:date>2021-05-10T00:07:45.011798183</dc:date>
    <meta:editing-duration>PT31M58S</meta:editing-duration>
    <meta:editing-cycles>1</meta:editing-cycles>
    <meta:document-statistic meta:table-count="0" meta:image-count="0" meta:object-count="0" meta:page-count="1" meta:paragraph-count="9" meta:word-count="94" meta:character-count="532" meta:non-whitespace-character-count="447"/>
  </office:meta>
</office:document-meta>
</file>